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Text">
      <style:text-properties fo:language="de" fo:country="DE" officeooo:paragraph-rsid="00e80345"/>
    </style:style>
    <style:style style:name="P10" style:family="paragraph" style:parent-style-name="DokumentVersion">
      <style:text-properties fo:language="de" fo:country="DE"/>
    </style:style>
    <style:style style:name="P11" style:family="paragraph" style:parent-style-name="Standard">
      <style:text-properties fo:language="de" fo:country="DE" officeooo:rsid="0170b10a"/>
    </style:style>
    <style:style style:name="P12" style:family="paragraph" style:parent-style-name="Standard">
      <style:text-properties fo:language="de" fo:country="DE" officeooo:rsid="0170b10a" officeooo:paragraph-rsid="0173c02c"/>
    </style:style>
    <style:style style:name="P13" style:family="paragraph" style:parent-style-name="RequirementHeader">
      <style:text-properties fo:language="de" fo:country="DE" officeooo:paragraph-rsid="00521265"/>
    </style:style>
    <style:style style:name="P14" style:family="paragraph" style:parent-style-name="RequirementHeader">
      <style:text-properties fo:language="de" fo:country="DE" officeooo:paragraph-rsid="011824f1"/>
    </style:style>
    <style:style style:name="P15" style:family="paragraph" style:parent-style-name="RequirementHeader">
      <style:text-properties fo:language="de" fo:country="DE" officeooo:paragraph-rsid="0173c02c"/>
    </style:style>
    <style:style style:name="P16" style:family="paragraph" style:parent-style-name="RequirementHeader">
      <style:text-properties fo:language="de" fo:country="DE" officeooo:paragraph-rsid="0119d0a1"/>
    </style:style>
    <style:style style:name="P17" style:family="paragraph" style:parent-style-name="RequirementHeader">
      <style:text-properties fo:language="de" fo:country="DE" officeooo:paragraph-rsid="011d3718"/>
    </style:style>
    <style:style style:name="P18" style:family="paragraph" style:parent-style-name="RequirementHeader">
      <style:text-properties fo:language="de" fo:country="DE" officeooo:paragraph-rsid="0178421b"/>
    </style:style>
    <style:style style:name="P19" style:family="paragraph" style:parent-style-name="RequirementHeader">
      <style:text-properties fo:language="de" fo:country="DE" officeooo:paragraph-rsid="013cc08a"/>
    </style:style>
    <style:style style:name="P20" style:family="paragraph" style:parent-style-name="RequirementHeader">
      <style:text-properties fo:language="de" fo:country="DE" officeooo:paragraph-rsid="013f66ec"/>
    </style:style>
    <style:style style:name="P21" style:family="paragraph" style:parent-style-name="RequirementHeader">
      <style:text-properties fo:language="de" fo:country="DE" officeooo:paragraph-rsid="0140a2d1"/>
    </style:style>
    <style:style style:name="P22" style:family="paragraph" style:parent-style-name="Standard">
      <style:text-properties fo:language="de" fo:country="DE" officeooo:rsid="00469b18" officeooo:paragraph-rsid="0173c02c"/>
    </style:style>
    <style:style style:name="P23" style:family="paragraph" style:parent-style-name="Standard">
      <style:text-properties fo:language="de" fo:country="DE" officeooo:rsid="00469b18" officeooo:paragraph-rsid="013cc08a"/>
    </style:style>
    <style:style style:name="P24" style:family="paragraph" style:parent-style-name="Standard">
      <style:text-properties fo:language="de" fo:country="DE" officeooo:rsid="00469b18" officeooo:paragraph-rsid="013f66ec"/>
    </style:style>
    <style:style style:name="P25" style:family="paragraph" style:parent-style-name="Standard">
      <style:text-properties fo:language="de" fo:country="DE" officeooo:rsid="00469b18" officeooo:paragraph-rsid="018ccce8"/>
    </style:style>
    <style:style style:name="P26" style:family="paragraph" style:parent-style-name="Standard">
      <style:text-properties fo:language="de" fo:country="DE" officeooo:rsid="00469b18" officeooo:paragraph-rsid="0176d7ae"/>
    </style:style>
    <style:style style:name="P27" style:family="paragraph" style:parent-style-name="Standard">
      <style:text-properties fo:language="de" fo:country="DE" officeooo:rsid="00469b18" officeooo:paragraph-rsid="01953b6d"/>
    </style:style>
    <style:style style:name="P28" style:family="paragraph" style:parent-style-name="Standard">
      <style:text-properties fo:language="de" fo:country="DE" officeooo:rsid="0178421b" officeooo:paragraph-rsid="0178421b"/>
    </style:style>
    <style:style style:name="P29" style:family="paragraph" style:parent-style-name="Standard">
      <style:text-properties fo:language="de" fo:country="DE" officeooo:rsid="0178421b" officeooo:paragraph-rsid="0179ffa3"/>
    </style:style>
    <style:style style:name="P30" style:family="paragraph" style:parent-style-name="Standard">
      <style:text-properties fo:language="de" fo:country="DE" officeooo:rsid="017ac63c" officeooo:paragraph-rsid="017ac63c"/>
    </style:style>
    <style:style style:name="P31" style:family="paragraph" style:parent-style-name="Standard">
      <style:text-properties fo:language="de" fo:country="DE" officeooo:rsid="01429e5b" officeooo:paragraph-rsid="01429e5b"/>
    </style:style>
    <style:style style:name="P32" style:family="paragraph" style:parent-style-name="Standard">
      <style:text-properties fo:language="de" fo:country="DE" officeooo:rsid="017c279f" officeooo:paragraph-rsid="017c279f"/>
    </style:style>
    <style:style style:name="P33" style:family="paragraph" style:parent-style-name="Standard">
      <style:text-properties fo:language="de" fo:country="DE" officeooo:rsid="017c279f" officeooo:paragraph-rsid="017e2325"/>
    </style:style>
    <style:style style:name="P34" style:family="paragraph" style:parent-style-name="Text_20_body">
      <style:text-properties fo:language="de" fo:country="DE" officeooo:rsid="016dd0c3" officeooo:paragraph-rsid="011588b3"/>
    </style:style>
    <style:style style:name="P35" style:family="paragraph" style:parent-style-name="Text_20_body">
      <style:text-properties fo:language="de" fo:country="DE"/>
    </style:style>
    <style:style style:name="P36" style:family="paragraph" style:parent-style-name="RequirementHeader">
      <style:text-properties fo:language="de" fo:country="DE" officeooo:paragraph-rsid="017ed796"/>
    </style:style>
    <style:style style:name="P37" style:family="paragraph" style:parent-style-name="RequirementHeader">
      <style:text-properties fo:language="de" fo:country="DE" officeooo:paragraph-rsid="00e2217c"/>
    </style:style>
    <style:style style:name="P38" style:family="paragraph" style:parent-style-name="RequirementHeader">
      <style:text-properties fo:language="de" fo:country="DE" officeooo:paragraph-rsid="0185156e"/>
    </style:style>
    <style:style style:name="P39" style:family="paragraph" style:parent-style-name="Standard">
      <style:text-properties fo:language="de" fo:country="DE" officeooo:rsid="017e2325" officeooo:paragraph-rsid="017e2325"/>
    </style:style>
    <style:style style:name="P40" style:family="paragraph" style:parent-style-name="Standard">
      <style:text-properties fo:language="de" fo:country="DE" officeooo:rsid="017e9898" officeooo:paragraph-rsid="017e9898"/>
    </style:style>
    <style:style style:name="P41" style:family="paragraph" style:parent-style-name="Standard">
      <style:text-properties fo:language="de" fo:country="DE" officeooo:rsid="017ed796" officeooo:paragraph-rsid="017ed796"/>
    </style:style>
    <style:style style:name="P42" style:family="paragraph" style:parent-style-name="Standard">
      <style:text-properties fo:language="de" fo:country="DE" officeooo:rsid="0095402f" officeooo:paragraph-rsid="011b54fb"/>
    </style:style>
    <style:style style:name="P43" style:family="paragraph" style:parent-style-name="Standard">
      <style:text-properties fo:language="de" fo:country="DE" officeooo:rsid="01841634" officeooo:paragraph-rsid="0188a005"/>
    </style:style>
    <style:style style:name="P44" style:family="paragraph" style:parent-style-name="RequirementHeader">
      <style:text-properties fo:language="de" fo:country="DE" officeooo:paragraph-rsid="018555e7"/>
    </style:style>
    <style:style style:name="P45" style:family="paragraph" style:parent-style-name="Standard">
      <style:text-properties fo:language="de" fo:country="DE" officeooo:rsid="018555e7" officeooo:paragraph-rsid="018555e7"/>
    </style:style>
    <style:style style:name="P46" style:family="paragraph" style:parent-style-name="Standard">
      <style:text-properties fo:language="de" fo:country="DE" officeooo:rsid="018555e7" officeooo:paragraph-rsid="01874b64"/>
    </style:style>
    <style:style style:name="P47" style:family="paragraph" style:parent-style-name="Standard">
      <style:text-properties fo:language="de" fo:country="DE" officeooo:rsid="018555e7" officeooo:paragraph-rsid="0194466c"/>
    </style:style>
    <style:style style:name="P48" style:family="paragraph" style:parent-style-name="Glossary">
      <style:text-properties fo:language="de" fo:country="DE" officeooo:paragraph-rsid="018f2aa0"/>
    </style:style>
    <style:style style:name="P49" style:family="paragraph" style:parent-style-name="Glossary">
      <style:text-properties fo:language="de" fo:country="DE" fo:font-weight="normal" officeooo:rsid="0147ca6c" officeooo:paragraph-rsid="018f2aa0" style:font-weight-asian="normal" style:font-weight-complex="normal"/>
    </style:style>
    <style:style style:name="P50" style:family="paragraph" style:parent-style-name="Glossary">
      <style:text-properties fo:language="de" fo:country="DE" officeooo:paragraph-rsid="019101c6"/>
    </style:style>
    <style:style style:name="P51" style:family="paragraph" style:parent-style-name="Standard">
      <style:text-properties fo:language="de" fo:country="DE" officeooo:rsid="018ccce8" officeooo:paragraph-rsid="018ccce8"/>
    </style:style>
    <style:style style:name="P52" style:family="paragraph" style:parent-style-name="Standard">
      <style:text-properties fo:language="de" fo:country="DE" officeooo:rsid="018d0a17" officeooo:paragraph-rsid="018d0a17"/>
    </style:style>
    <style:style style:name="P53" style:family="paragraph" style:parent-style-name="Standard">
      <style:text-properties fo:language="de" fo:country="DE" officeooo:rsid="0180a850" officeooo:paragraph-rsid="0194466c"/>
    </style:style>
    <style:style style:name="P54" style:family="paragraph" style:parent-style-name="RequirementHeader">
      <style:text-properties fo:language="de" fo:country="DE" officeooo:paragraph-rsid="01953b6d"/>
    </style:style>
    <style:style style:name="P55" style:family="paragraph" style:parent-style-name="Standard">
      <style:text-properties fo:language="de" fo:country="DE" officeooo:rsid="01953b6d" officeooo:paragraph-rsid="01953b6d"/>
    </style:style>
    <style:style style:name="P56" style:family="paragraph" style:parent-style-name="Contents_20_1">
      <style:paragraph-properties>
        <style:tab-stops>
          <style:tab-stop style:position="15.498cm" style:type="right" style:leader-style="dotted" style:leader-text="."/>
        </style:tab-stops>
      </style:paragraph-properties>
    </style:style>
    <style:style style:name="P57" style:family="paragraph" style:parent-style-name="Contents_20_2">
      <style:paragraph-properties>
        <style:tab-stops>
          <style:tab-stop style:position="15.498cm" style:type="right" style:leader-style="dotted" style:leader-text="."/>
        </style:tab-stops>
      </style:paragraph-properties>
    </style:style>
    <style:style style:name="P58"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59"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60" style:family="paragraph" style:parent-style-name="Glossary">
      <style:text-properties fo:language="de" fo:country="DE" officeooo:paragraph-rsid="0199e077"/>
    </style:style>
    <style:style style:name="P61" style:family="paragraph" style:parent-style-name="Contents_20_1">
      <style:paragraph-properties>
        <style:tab-stops>
          <style:tab-stop style:position="15.498cm" style:type="right" style:leader-style="dotted" style:leader-text="."/>
        </style:tab-stops>
      </style:paragraph-properties>
    </style:style>
    <style:style style:name="P62" style:family="paragraph" style:parent-style-name="Contents_20_2">
      <style:paragraph-properties>
        <style:tab-stops>
          <style:tab-stop style:position="15.498cm" style:type="right" style:leader-style="dotted" style:leader-text="."/>
        </style:tab-stops>
      </style:paragraph-properties>
    </style:style>
    <style:style style:name="P63" style:family="paragraph" style:parent-style-name="Heading_20_1" style:master-page-name="ChapterAim">
      <style:paragraph-properties style:page-number="auto"/>
      <style:text-properties fo:language="de" fo:country="DE" officeooo:rsid="003cd060" officeooo:paragraph-rsid="003cd060"/>
    </style:style>
    <style:style style:name="P64" style:family="paragraph" style:parent-style-name="Heading_20_1" style:master-page-name="ChapterReq">
      <style:paragraph-properties style:page-number="auto"/>
      <style:text-properties fo:language="de" fo:country="DE" officeooo:rsid="016ed62c" officeooo:paragraph-rsid="016ed62c"/>
    </style:style>
    <style:style style:name="P65" style:family="paragraph" style:parent-style-name="Heading_20_1" style:master-page-name="ChapterGlossary">
      <style:paragraph-properties style:page-number="auto"/>
      <style:text-properties fo:language="de" fo:country="DE"/>
    </style:style>
    <style:style style:name="P66" style:family="paragraph" style:parent-style-name="Heading_20_2">
      <style:text-properties fo:language="de" fo:country="DE" officeooo:rsid="0170b10a" officeooo:paragraph-rsid="0170b10a"/>
    </style:style>
    <style:style style:name="P67" style:family="paragraph" style:parent-style-name="Heading_20_2" style:master-page-name="ChapterReq">
      <style:paragraph-properties style:page-number="auto"/>
      <style:text-properties fo:language="de" fo:country="DE" officeooo:paragraph-rsid="0095402f"/>
    </style:style>
    <style:style style:name="P68" style:family="paragraph" style:parent-style-name="Heading_20_2">
      <style:paragraph-properties fo:break-before="page"/>
      <style:text-properties fo:language="de" fo:country="DE" officeooo:rsid="0188a005" officeooo:paragraph-rsid="0188a005"/>
    </style:style>
    <style:style style:name="P69" style:family="paragraph" style:parent-style-name="Heading_20_2" style:master-page-name="ChapterReq">
      <style:paragraph-properties style:page-number="auto"/>
      <style:text-properties fo:language="de" fo:country="DE" officeooo:rsid="0199c817" officeooo:paragraph-rsid="0199c817"/>
    </style:style>
    <style:style style:name="P70" style:family="paragraph" style:parent-style-name="Heading_20_2" style:master-page-name="ChapterReq">
      <style:paragraph-properties style:page-number="auto"/>
      <style:text-properties fo:language="de" fo:country="DE" officeooo:rsid="0199d58d" officeooo:paragraph-rsid="0199d58d"/>
    </style:style>
    <style:style style:name="P71" style:family="paragraph" style:parent-style-name="Heading_20_2" style:master-page-name="ChapterReq">
      <style:paragraph-properties style:page-number="auto"/>
      <style:text-properties fo:language="de" fo:country="DE" officeooo:rsid="0199d58d" officeooo:paragraph-rsid="0199d58d"/>
    </style:style>
    <style:style style:name="P72" style:family="paragraph" style:parent-style-name="RequirementHeader">
      <style:text-properties fo:language="de" fo:country="DE" officeooo:paragraph-rsid="0199d58d"/>
    </style:style>
    <style:style style:name="P73"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74"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75" style:family="paragraph" style:parent-style-name="Standard">
      <style:text-properties fo:language="de" fo:country="DE" officeooo:rsid="01953b6d" officeooo:paragraph-rsid="0199c817"/>
    </style:style>
    <style:style style:name="P76" style:family="paragraph" style:parent-style-name="Standard">
      <style:text-properties fo:language="de" fo:country="DE" officeooo:rsid="0170b10a" officeooo:paragraph-rsid="0199c817"/>
    </style:style>
    <style:style style:name="P77" style:family="paragraph" style:parent-style-name="Standard">
      <style:text-properties fo:language="de" fo:country="DE" officeooo:rsid="01751ac8" officeooo:paragraph-rsid="0199c817"/>
    </style:style>
    <style:style style:name="P78" style:family="paragraph" style:parent-style-name="Standard">
      <style:text-properties fo:language="de" fo:country="DE" officeooo:rsid="0176d7ae" officeooo:paragraph-rsid="0199c817"/>
    </style:style>
    <style:style style:name="P79" style:family="paragraph" style:parent-style-name="Standard">
      <style:text-properties fo:language="de" fo:country="DE" officeooo:rsid="017e2325" officeooo:paragraph-rsid="0199c817"/>
    </style:style>
    <style:style style:name="P80" style:family="paragraph" style:parent-style-name="Standard">
      <style:text-properties fo:language="de" fo:country="DE" officeooo:rsid="017ed796" officeooo:paragraph-rsid="0199c817"/>
    </style:style>
    <style:style style:name="P81" style:family="paragraph" style:parent-style-name="Standard">
      <style:text-properties fo:language="de" fo:country="DE" officeooo:rsid="01841634" officeooo:paragraph-rsid="0199d58d"/>
    </style:style>
    <style:style style:name="P82" style:family="paragraph" style:parent-style-name="Standard">
      <style:text-properties fo:language="de" fo:country="DE" officeooo:rsid="018555e7" officeooo:paragraph-rsid="0199d58d"/>
    </style:style>
    <style:style style:name="P83" style:family="paragraph" style:parent-style-name="Standard">
      <style:text-properties fo:language="de" fo:country="DE" officeooo:rsid="0185fef2" officeooo:paragraph-rsid="0199d58d"/>
    </style:style>
    <style:style style:name="P84" style:family="paragraph" style:parent-style-name="Standard">
      <style:text-properties fo:language="de" fo:country="DE" officeooo:rsid="00469b18" officeooo:paragraph-rsid="0199d58d"/>
    </style:style>
    <style:style style:name="P85" style:family="paragraph" style:parent-style-name="Standard">
      <style:text-properties fo:language="de" fo:country="DE" officeooo:paragraph-rsid="0199d58d"/>
    </style:style>
    <style:style style:name="P86" style:family="paragraph" style:parent-style-name="Standard">
      <style:text-properties fo:language="de" fo:country="DE" officeooo:rsid="0199d58d" officeooo:paragraph-rsid="0199d58d"/>
    </style:style>
    <style:style style:name="P87" style:family="paragraph">
      <loext:graphic-properties draw:fill="none" draw:fill-color="#ffffff"/>
      <style:paragraph-properties style:writing-mode="lr-tb"/>
    </style:style>
    <style:style style:name="P88"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9101c6"/>
    </style:style>
    <style:style style:name="T10" style:family="text">
      <style:text-properties fo:language="en" fo:country="US" officeooo:rsid="016d64d3"/>
    </style:style>
    <style:style style:name="T11" style:family="text">
      <style:text-properties fo:language="en" fo:country="US" officeooo:rsid="0044e4d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653e8c" style:font-weight-asian="bold"/>
    </style:style>
    <style:style style:name="T15" style:family="text">
      <style:text-properties fo:font-weight="bold" officeooo:rsid="015ee5e6" style:font-weight-asian="bold"/>
    </style:style>
    <style:style style:name="T16" style:family="text">
      <style:text-properties fo:font-weight="bold" officeooo:rsid="018de413" style:font-weight-asian="bold"/>
    </style:style>
    <style:style style:name="T17" style:family="text">
      <style:text-properties fo:font-weight="bold" officeooo:rsid="018f2aa0" style:font-weight-asian="bold"/>
    </style:style>
    <style:style style:name="T18" style:family="text">
      <style:text-properties fo:font-weight="bold" officeooo:rsid="0199e077" style:font-weight-asian="bold"/>
    </style:style>
    <style:style style:name="T19" style:family="text">
      <style:text-properties officeooo:rsid="0044e4d6"/>
    </style:style>
    <style:style style:name="T20" style:family="text">
      <style:text-properties officeooo:rsid="00486e8d"/>
    </style:style>
    <style:style style:name="T21" style:family="text">
      <style:text-properties officeooo:rsid="00521265"/>
    </style:style>
    <style:style style:name="T22" style:family="text">
      <style:text-properties officeooo:rsid="0052e07a"/>
    </style:style>
    <style:style style:name="T23" style:family="text">
      <style:text-properties officeooo:rsid="005d9dde"/>
    </style:style>
    <style:style style:name="T24" style:family="text">
      <style:text-properties officeooo:rsid="00616054"/>
    </style:style>
    <style:style style:name="T25" style:family="text">
      <style:text-properties officeooo:rsid="00735d71"/>
    </style:style>
    <style:style style:name="T26" style:family="text">
      <style:text-properties officeooo:rsid="00786d57"/>
    </style:style>
    <style:style style:name="T27" style:family="text">
      <style:text-properties style:font-name="Courier New"/>
    </style:style>
    <style:style style:name="T28" style:family="text">
      <style:text-properties officeooo:rsid="01093089"/>
    </style:style>
    <style:style style:name="T29" style:family="text">
      <style:text-properties officeooo:rsid="011f25ef"/>
    </style:style>
    <style:style style:name="T30" style:family="text">
      <style:text-properties officeooo:rsid="013cc08a"/>
    </style:style>
    <style:style style:name="T31" style:family="text">
      <style:text-properties officeooo:rsid="013f66ec"/>
    </style:style>
    <style:style style:name="T32" style:family="text">
      <style:text-properties officeooo:rsid="0140a2d1"/>
    </style:style>
    <style:style style:name="T33" style:family="text">
      <style:text-properties officeooo:rsid="01463df1"/>
    </style:style>
    <style:style style:name="T34" style:family="text">
      <style:text-properties officeooo:rsid="0147ca6c"/>
    </style:style>
    <style:style style:name="T35" style:family="text">
      <style:text-properties officeooo:rsid="01653e8c"/>
    </style:style>
    <style:style style:name="T36" style:family="text">
      <style:text-properties officeooo:rsid="0166884b"/>
    </style:style>
    <style:style style:name="T37" style:family="text">
      <style:text-properties officeooo:rsid="016caa54"/>
    </style:style>
    <style:style style:name="T38" style:family="text">
      <style:text-properties officeooo:rsid="016d64d3"/>
    </style:style>
    <style:style style:name="T39" style:family="text">
      <style:text-properties officeooo:rsid="016dd0c3"/>
    </style:style>
    <style:style style:name="T40" style:family="text">
      <style:text-properties officeooo:rsid="0170b10a"/>
    </style:style>
    <style:style style:name="T41" style:family="text">
      <style:text-properties officeooo:rsid="0170f959"/>
    </style:style>
    <style:style style:name="T42" style:family="text">
      <style:text-properties officeooo:rsid="017290ee"/>
    </style:style>
    <style:style style:name="T43" style:family="text">
      <style:text-properties officeooo:rsid="0173c02c"/>
    </style:style>
    <style:style style:name="T44" style:family="text">
      <style:text-properties officeooo:rsid="01751ac8"/>
    </style:style>
    <style:style style:name="T45" style:family="text">
      <style:text-properties officeooo:rsid="0176d7ae"/>
    </style:style>
    <style:style style:name="T46" style:family="text">
      <style:text-properties officeooo:rsid="0178421b"/>
    </style:style>
    <style:style style:name="T47" style:family="text">
      <style:text-properties officeooo:rsid="0179ffa3"/>
    </style:style>
    <style:style style:name="T48" style:family="text">
      <style:text-properties officeooo:rsid="017ac63c"/>
    </style:style>
    <style:style style:name="T49" style:family="text">
      <style:text-properties officeooo:rsid="01619d1b"/>
    </style:style>
    <style:style style:name="T50" style:family="text">
      <style:text-properties officeooo:rsid="015cb44d"/>
    </style:style>
    <style:style style:name="T51" style:family="text">
      <style:text-properties officeooo:rsid="017c8b71"/>
    </style:style>
    <style:style style:name="T52" style:family="text">
      <style:text-properties officeooo:rsid="017e2325"/>
    </style:style>
    <style:style style:name="T53" style:family="text">
      <style:text-properties officeooo:rsid="017c279f"/>
    </style:style>
    <style:style style:name="T54" style:family="text">
      <style:text-properties officeooo:rsid="017e9898"/>
    </style:style>
    <style:style style:name="T55" style:family="text">
      <style:text-properties officeooo:rsid="017ed796"/>
    </style:style>
    <style:style style:name="T56" style:family="text">
      <style:text-properties officeooo:rsid="0180a850"/>
    </style:style>
    <style:style style:name="T57" style:family="text">
      <style:text-properties officeooo:rsid="01829c3f"/>
    </style:style>
    <style:style style:name="T58" style:family="text">
      <style:text-properties officeooo:rsid="01841634"/>
    </style:style>
    <style:style style:name="T59" style:family="text">
      <style:text-properties officeooo:rsid="0185156e"/>
    </style:style>
    <style:style style:name="T60" style:family="text">
      <style:text-properties officeooo:rsid="018555e7"/>
    </style:style>
    <style:style style:name="T61" style:family="text">
      <style:text-properties officeooo:rsid="0185fef2"/>
    </style:style>
    <style:style style:name="T62" style:family="text">
      <style:text-properties officeooo:rsid="01862b22"/>
    </style:style>
    <style:style style:name="T63" style:family="text">
      <style:text-properties officeooo:rsid="01874b64"/>
    </style:style>
    <style:style style:name="T64" style:family="text">
      <style:text-properties officeooo:rsid="0188a005"/>
    </style:style>
    <style:style style:name="T65" style:family="text">
      <style:text-properties officeooo:rsid="0189b1af"/>
    </style:style>
    <style:style style:name="T66" style:family="text">
      <style:text-properties officeooo:rsid="018ccce8"/>
    </style:style>
    <style:style style:name="T67" style:family="text">
      <style:text-properties officeooo:rsid="018d0a17"/>
    </style:style>
    <style:style style:name="T68" style:family="text">
      <style:text-properties officeooo:rsid="018de413"/>
    </style:style>
    <style:style style:name="T69" style:family="text">
      <style:text-properties officeooo:rsid="018f2aa0"/>
    </style:style>
    <style:style style:name="T70" style:family="text">
      <style:text-properties officeooo:rsid="0194466c"/>
    </style:style>
    <style:style style:name="T71" style:family="text">
      <style:text-properties officeooo:rsid="01953b6d"/>
    </style:style>
    <style:style style:name="T72" style:family="text">
      <style:text-properties officeooo:rsid="0199c817"/>
    </style:style>
    <style:style style:name="T73" style:family="text">
      <style:text-properties fo:language="de" fo:country="DE" officeooo:rsid="0185fef2"/>
    </style:style>
    <style:style style:name="T74" style:family="text">
      <style:text-properties officeooo:rsid="0199d58d"/>
    </style:style>
    <style:style style:name="T75" style:family="text">
      <style:text-properties officeooo:rsid="0199e077"/>
    </style:style>
    <style:style style:name="T76" style:family="text">
      <style:text-properties officeooo:rsid="019bdc27"/>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87" svg:width="15.003cm" svg:height="23.704cm" svg:x="0cm" svg:y="0cm"><text:p/><draw:enhanced-geometry svg:viewBox="0 0 21600 21600" draw:type="rectangle" draw:enhanced-path="M 0 0 L 21600 0 21600 21600 0 21600 0 0 Z N"/></draw:custom-shape>R e s t i x</text:p>
      <text:p text:style-name="P7">Datensicherung <text:span text:style-name="T37">auf restic-Basis</text:span></text:p>
      <text:p text:style-name="P8"><text:title>Pflichtenheft</text:title></text:p>
      <text:p text:style-name="P10"><text:span text:style-name="T36">Version </text:span><text:user-defined style:data-style-name="N0" text:name="DocumentVersion">0.9</text:user-defined></text:p>
      <text:p text:style-name="P73">Copyright (c) 202<text:span text:style-name="T37">5</text:span>, Frank Sommer.</text:p>
      <text:p text:style-name="P58">All rights reserved.</text:p>
      <text:p text:style-name="P58"/>
      <text:p text:style-name="P58">Redistribution and use in source and binary forms, with or without modification, are permitted provided that the following conditions are met:</text:p>
      <text:p text:style-name="P58"/>
      <text:p text:style-name="P58">* Redistributions of source code must retain the above copyright notice, this list of conditions and the following disclaimer.</text:p>
      <text:p text:style-name="P58"/>
      <text:p text:style-name="P58">* Redistributions in binary form must reproduce the above copyright notice, this list of conditions and the following disclaimer in the documentation and/or other materials provided with the distribution.</text:p>
      <text:p text:style-name="P58"/>
      <text:p text:style-name="P58">* Neither the name of the copyright holder nor the names of its contributors may be used to endorse or promote products derived from this software without specific prior written permission.</text:p>
      <text:p text:style-name="P58"/>
      <text:p text:style-name="P5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58">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4">Inhaltsverzeichnis</text:p>
      <text:p text:style-name="P59"/>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6">Ziel des Projekts<text:tab/><text:a xlink:type="simple" xlink:href="#__RefHeading___Toc451661265" text:style-name="Index_20_Link" text:visited-style-name="Index_20_Link">2</text:a></text:p>
          <text:p text:style-name="P56">Anforderungen<text:tab/><text:a xlink:type="simple" xlink:href="#__RefHeading___Toc451661266" text:style-name="Index_20_Link" text:visited-style-name="Index_20_Link">3</text:a></text:p>
          <text:p text:style-name="P57">Allgemeine Anforderungen<text:tab/><text:a xlink:type="simple" xlink:href="#__RefHeading___Toc451661267" text:style-name="Index_20_Link" text:visited-style-name="Index_20_Link">3</text:a></text:p>
          <text:p text:style-name="P57">Konfiguration<text:tab/><text:a xlink:type="simple" xlink:href="#__RefHeading___Toc2680_74363098" text:style-name="Index_20_Link" text:visited-style-name="Index_20_Link">4</text:a></text:p>
          <text:p text:style-name="P57">Sicherung<text:tab/><text:a xlink:type="simple" xlink:href="#__RefHeading___Toc2684_74363098" text:style-name="Index_20_Link" text:visited-style-name="Index_20_Link">5</text:a></text:p>
          <text:p text:style-name="P57">Wiederherstellung<text:tab/><text:a xlink:type="simple" xlink:href="#__RefHeading___Toc2680_74363098%20Kopie%201" text:style-name="Index_20_Link" text:visited-style-name="Index_20_Link">6</text:a></text:p>
          <text:p text:style-name="P57">Wartung<text:tab/><text:a xlink:type="simple" xlink:href="#__RefHeading___Toc2680_74363098%20Kopie%201%20Kopie%201" text:style-name="Index_20_Link" text:visited-style-name="Index_20_Link">7</text:a></text:p>
          <text:p text:style-name="P57">Benutzerschnittstelle<text:tab/><text:a xlink:type="simple" xlink:href="#__RefHeading___Toc4693_3112237709" text:style-name="Index_20_Link" text:visited-style-name="Index_20_Link">8</text:a></text:p>
          <text:p text:style-name="P56">Glossar<text:tab/><text:a xlink:type="simple" xlink:href="#__RefHeading___Toc3441_1071762271" text:style-name="Index_20_Link" text:visited-style-name="Index_20_Link">9</text:a></text:p>
        </text:index-body>
      </text:table-of-content>
      <text:h text:style-name="P63" text:outline-level="1"><text:bookmark-start text:name="__RefHeading___Toc451661265"/><text:span text:style-name="T38">Ziel des</text:span><text:span text:style-name="T19"> </text:span><text:span text:style-name="T38">P</text:span>roje<text:span text:style-name="T38">kts</text:span><text:bookmark-end text:name="__RefHeading___Toc451661265"/></text:h>
      <text:p text:style-name="P34">D<text:span text:style-name="T69">ie</text:span> Open Source Software restic ist ein kommandozeilen-basiertes Werkzeug zur Datensicherung. Es bietet Verschlüsselung sowie Deduplizierung und bietet eine hohe Verarbeitungsgeschwindigkeit.</text:p>
      <text:p text:style-name="P35"><text:span text:style-name="T39">Restix soll Erweiterungen um eine grafische Benutzeroberfläche und den Umgang mit der komplexen restic-Befehlen für den Heimanwender vereinfachen</text:span><text:span text:style-name="T29">.</text:span></text:p>
      <text:p text:style-name="P9"/>
      <text:h text:style-name="P64" text:outline-level="1"><text:bookmark-start text:name="__RefHeading___Toc451661266"/>Anforderungen<text:bookmark-end text:name="__RefHeading___Toc451661266"/></text:h>
      <text:h text:style-name="P66" text:outline-level="2"><text:bookmark-start text:name="__RefHeading___Toc451661267"/>Allgemeine Anforderungen<text:bookmark-end text:name="__RefHeading___Toc451661267"/></text:h>
      <text:p text:style-name="P13">RQ-<text:span text:style-name="T21">1</text:span> <text:span text:style-name="T40">Unterstützte Plattformen</text:span></text:p>
      <text:p text:style-name="P11">Restix soll die Betriebssysteme Linux, BSD und Windows unterstützen. Restix soll alle Architekturen unterstützen, für die Python und restic verfügbar sind.</text:p>
      <text:p text:style-name="P14">RQ-<text:span text:style-name="T41">2</text:span> <text:span text:style-name="T25">Lo</text:span><text:span text:style-name="T40">kalisierung</text:span></text:p>
      <text:p text:style-name="P22"><text:span text:style-name="T40">Restix </text:span><text:span text:style-name="T43">muss</text:span><text:span text:style-name="T40"> die Lokalisierung aller eigener Textausgaben unterstützen</text:span><text:span text:style-name="T24">.</text:span></text:p>
      <text:p text:style-name="P12">Restix <text:span text:style-name="T43">muss</text:span> die Sprachen Deutsch und Englisch unterstützen.</text:p>
      <text:p text:style-name="P12">Restix <text:span text:style-name="T43">muss</text:span> die lokale Einstellung der Plattform verwenden, falls sie unterstützt wird.</text:p>
      <text:p text:style-name="P12">Restix <text:span text:style-name="T43">muss</text:span> Englisch als Sprache verwenden, falls die lokale Plattform-Einstellung nicht unterstützt wird.</text:p>
      <text:p text:style-name="P15"><text:bookmark-start text:name="__DdeLink__1517_2101781264"/>RQ-<text:span text:style-name="T43">3</text:span> <text:span text:style-name="T72">Sicherungsziele</text:span></text:p>
      <text:p text:style-name="P26"><text:span text:style-name="T40">Restix </text:span><text:span text:style-name="T43">muss</text:span><text:span text:style-name="T40"> die </text:span><text:span text:style-name="T43">Datensicherung in Repositories ablegen, jeweils separat für </text:span><text:span text:style-name="T71">Benutzername</text:span><text:span text:style-name="T45">, </text:span><text:span text:style-name="T43">Rechner und </text:span><text:span text:style-name="T71">Jahr</text:span><text:span text:style-name="T24">. </text:span><text:span text:style-name="T43">Das Wurzelverzeichnis der Repositories wird als </text:span><text:bookmark-start text:name="__DdeLink__1597_2143880934"/><text:span text:style-name="T72">Sicherungsziel</text:span><text:bookmark-end text:name="__DdeLink__1597_2143880934"/><text:span text:style-name="T72"> oder </text:span><text:span text:style-name="T43">Target bezeichnet.</text:span></text:p>
      <text:p text:style-name="P75">Der Benutzer oder Administrator muss dafür sorgen, dass ein <text:span text:style-name="T72">Sicherungsziel</text:span> existiert und allen restix-Nutzern des <text:span text:style-name="T72">Sicherungsziel</text:span>s Schreibzugriff gewähren.</text:p>
      <text:p text:style-name="P55"><text:bookmark-end text:name="__DdeLink__1517_2101781264"/>Restix muss sich nicht um die Zugriffsrechte der Unterverzeichnisse für Benutzer, Rechner und Ja<text:span text:style-name="T72">h</text:span>r kümmern, dies ist Aufgabe des Benutzers/Administrators bzw. restic.</text:p>
      <text:p text:style-name="P76">Restix <text:span text:style-name="T43">muss</text:span> <text:span text:style-name="T43">es erlauben, ein </text:span><text:span text:style-name="T72">Sicherungsziel</text:span><text:span text:style-name="T43"> über einen benutzerdefinierten Aliasnamen anzusprechen</text:span>.</text:p>
      <text:p text:style-name="P76">Restix <text:span text:style-name="T44">muss den Zugriff auf </text:span><text:span text:style-name="T72">Sicherungsziele</text:span><text:span text:style-name="T44"> unterstützen, die im Dateisystem eingebunden sind.</text:span></text:p>
      <text:p text:style-name="P77">Restix muss den Zugriff auf <text:span text:style-name="T72">Sicherungsziele</text:span> über sftp unterstützen.</text:p>
      <text:p text:style-name="P54">RQ-<text:span text:style-name="T71">4</text:span> <text:span text:style-name="T72">Probelauf</text:span></text:p>
      <text:p text:style-name="P27"><text:span text:style-name="T40">Restix </text:span><text:span text:style-name="T43">muss</text:span><text:span text:style-name="T40"> </text:span><text:span text:style-name="T71">für alle Befehle, die Änderungen im lokalen Dateisystem oder in einem Repository hervorrufen, eine Probelauf-Option anbieten. Bei einem Probelauf sollen alle Aktionen nur protokolliert, aber nicht durchgeführt werden.</text:span></text:p>
      <text:p text:style-name="P55"/>
      <text:h text:style-name="P67" text:outline-level="2"><text:bookmark-start text:name="__RefHeading___Toc2680_74363098"/><text:span text:style-name="T41">K</text:span>onfiguration<text:bookmark-end text:name="__RefHeading___Toc2680_74363098"/></text:h>
      <text:p text:style-name="P16">RQ-<text:span text:style-name="T22">10</text:span><text:span text:style-name="T26">1</text:span> <text:span text:style-name="T46">Struktur</text:span></text:p>
      <text:p text:style-name="P78">Restix muss <text:span text:style-name="T46">eine zentrale</text:span> Konfigurations<text:span text:style-name="T46">datei unterstützen, in der </text:span><text:span text:style-name="T72">Sicherungsziele</text:span><text:span text:style-name="T46">, </text:span><text:span text:style-name="T72">Sicherungsu</text:span><text:span text:style-name="T46">mfänge und die Zugangsdaten für restic festgelegt werden.</text:span></text:p>
      <text:p text:style-name="P39">Restix muss für <text:span text:style-name="T72">Sicherungsu</text:span>mfänge jeweils separate Konfigurationsdateien für <text:span text:style-name="T53">eingeschlossene </text:span><text:span text:style-name="T55">und</text:span><text:span text:style-name="T53"> ausgeschlossene Verzeichnisse und Dateien </text:span>unterstützen.</text:p>
      <text:p text:style-name="P39">Restix muss die Präferenzen für die Benutzeroberfläche in einer Konfigurationsdatei speichern.</text:p>
      <text:p text:style-name="P40">Restix muss bei Referenzen auf andere Dateien das Verzeichnis der zentralen Konfigurationsdatei als Wurzelverzeichnis voranstellen, falls eine Referenz als relativer Pfad konfiguriert wurde.</text:p>
      <text:p text:style-name="P17">RQ-<text:span text:style-name="T23">10</text:span><text:span text:style-name="T26">2</text:span> <text:span text:style-name="T46">Ort der zentralen</text:span><text:span text:style-name="T42"> Konfigurationsdatei</text:span></text:p>
      <text:p text:style-name="P28">Restix soll die Datei verwenden, die in Umgebungsvariable <text:span text:style-name="T27">RESTIX_CONFIG_ROOT</text:span> angegeben ist.</text:p>
      <text:p text:style-name="P29">Restix soll die Datei <text:span text:style-name="T27">.config/restix/config.toml</text:span> im Home-Verzeichnis des Benutzers verwenden, falls <text:span text:style-name="T47">die </text:span>Umgebungsvariable <text:span text:style-name="T27">RESTIX_CONFIG_ROOT</text:span> <text:span text:style-name="T47">nicht definiert ist oder auf die dort angegebene Datei nicht zugegriffen werden kann.</text:span></text:p>
      <text:p text:style-name="P18">RQ-<text:span text:style-name="T23">10</text:span><text:span text:style-name="T48">3</text:span> <text:span text:style-name="T48">Inhalt der z</text:span><text:span text:style-name="T46">entrale</text:span><text:span text:style-name="T48">n</text:span><text:span text:style-name="T42"> Konfigurationsdatei</text:span></text:p>
      <text:p text:style-name="P30">Restix darf die Datei nur im TOML-Format akzeptieren.</text:p>
      <text:p text:style-name="P32">Restix muss es erlauben, Zugriffsdaten für restic zu konfigurieren. Es müssen die Möglichkeiten Passwort-<text:span text:style-name="T51">Abfrage</text:span>, <text:span text:style-name="T51">Passwort-String, </text:span>Passwort-<text:span text:style-name="T51">D</text:span>atei oder Passwort aus <text:span text:style-name="T54">FIDO2-Token</text:span> angeboten werden.</text:p>
      <text:p text:style-name="P33">Restix muss es erlauben, Sicherungsumfänge zu konfigurieren. Es muss die Möglichkeit bestehen, den Sicherungsumfängen einen <text:span text:style-name="T52">eindeutigen </text:span>Aliasnamen zu geben und eingeschlossene, ausgeschlossene und zu ignorierende Verzeichnisse und Dateien festzulegen.</text:p>
      <text:p text:style-name="P79">Restix muss es erlauben, <text:bookmark-start text:name="__DdeLink__1599_2143880934"/><text:span text:style-name="T72">Sicherungsziele</text:span><text:bookmark-end text:name="__DdeLink__1599_2143880934"/> zu konfigurieren. Jedes <text:span text:style-name="T72">Sicherungsziel</text:span> wird über einen eindeutigen Aliasnamen identifiziert. Für jedes <text:span text:style-name="T72">Sicherungsziel</text:span> können Sicherungsumfang <text:span text:style-name="T71">und </text:span>Zugriffsdaten<text:span text:style-name="T57"> </text:span><text:span text:style-name="T72">separat </text:span>festgelegt werden.</text:p>
      <text:p text:style-name="P18">RQ-<text:span text:style-name="T22">10</text:span><text:span text:style-name="T54">4</text:span> <text:span text:style-name="T54">Konfigurationsdatei für eingeschlossene Elemente</text:span></text:p>
      <text:p text:style-name="P41">Restix muss es erlauben, <text:span text:style-name="T72">für</text:span> ein<text:span text:style-name="T72">e </text:span><text:bookmark-start text:name="__DdeLink__1601_2143880934"/><text:span text:style-name="T72">Sicherung</text:span><text:bookmark-end text:name="__DdeLink__1601_2143880934"/> <text:span text:style-name="T72">die </text:span>einzuschließende<text:span text:style-name="T72">n</text:span> Verzeichnisse und Dateien in einer Konfigurationsdatei abzulegen. Das Format muss den Anforderungen für die restic-Option<text:line-break/><text:span text:style-name="T27">--files-from</text:span> entsprechen.</text:p>
      <text:p text:style-name="P36">RQ-<text:span text:style-name="T22">10</text:span><text:span text:style-name="T55">5</text:span> <text:span text:style-name="T54">Konfigurationsdatei für ausgeschlossene Elemente</text:span></text:p>
      <text:p text:style-name="P80">Restix muss es erlauben, <text:span text:style-name="T72">für</text:span> ein<text:span text:style-name="T72">e</text:span> <text:span text:style-name="T72">Sicherung</text:span> <text:span text:style-name="T72">die </text:span>auszuschließende<text:span text:style-name="T72">n</text:span> Verzeichnisse und Dateien in einer Konfigurationsdatei abzulegen. Das Format muss den Anforderungen für die restic-Option<text:line-break/><text:span text:style-name="T27">--exclude-files</text:span> entsprechen.</text:p>
      <text:p text:style-name="P36">RQ-<text:span text:style-name="T22">10</text:span><text:span text:style-name="T55">6</text:span> <text:span text:style-name="T55">Konfigurationsdatei für Präferenzen der grafischen Benutzeroberfläche</text:span></text:p>
      <text:p text:style-name="P41">Restix soll die Präferenzen eines Benutzers in Datei <text:span text:style-name="T27">.restix</text:span> im Home-Verzeichnis des Benutzers speichern.</text:p>
      <text:p text:style-name="P41">Restix soll die Daten im TOML-Format speichern.</text:p>
      <text:p text:style-name="P42"/>
      <text:h text:style-name="P69" text:outline-level="2"><text:bookmark-start text:name="__RefNumPara__4113_2603903915"/><text:bookmark-start text:name="__RefHeading___Toc2684_74363098"/>Sicherung<text:bookmark-end text:name="__RefNumPara__4113_2603903915"/><text:bookmark-end text:name="__RefHeading___Toc2684_74363098"/></text:h>
      <text:p text:style-name="P37">RQ-<text:span text:style-name="T28">2</text:span><text:span text:style-name="T20">0</text:span>1 <text:span text:style-name="T56">Repositories</text:span></text:p>
      <text:p text:style-name="P53">Restix muss für jede<text:span text:style-name="T70">n</text:span> Benutzer, <text:span text:style-name="T70">Host und Jahr</text:span> ein separates restic-Repository anlegen, um Probleme durch Inkonsistenzen zu minimieren. In jedem <text:span text:style-name="T74">Sicherungsziel</text:span> gibt es daher die Unterverzeichnisse <text:bookmark-start text:name="__DdeLink__1461_1219349106"/>Benutzername/Hostname/Jahr<text:bookmark-end text:name="__DdeLink__1461_1219349106"/> auf oberster Ebene.</text:p>
      <text:p text:style-name="P38">RQ-<text:span text:style-name="T28">2</text:span><text:span text:style-name="T20">0</text:span><text:span text:style-name="T74">2</text:span> <text:span text:style-name="T58">Nicht existierendes Repository</text:span></text:p>
      <text:p text:style-name="P81">Restix muss <text:span text:style-name="T70">die Option </text:span>anbieten, <text:span text:style-name="T74">automatisch </text:span>ein neues Repository zu erstellen, falls bei eine<text:span text:style-name="T74">r Sicherung</text:span> kein passendes Repository im <text:span text:style-name="T74">Sicherungsziel</text:span> existiert.</text:p>
      <text:h text:style-name="P70" text:outline-level="2"><text:bookmark-start text:name="__RefNumPara__4115_2603903915"/><text:bookmark-start text:name="__RefHeading___Toc2680_74363098 Kopie 1"/>Wiederherstellung<text:bookmark-end text:name="__RefNumPara__4115_2603903915"/><text:bookmark-end text:name="__RefHeading___Toc2680_74363098 Kopie 1"/></text:h>
      <text:p text:style-name="P19">RQ-<text:span text:style-name="T30">3</text:span><text:span text:style-name="T22">0</text:span><text:span text:style-name="T26">1</text:span> <text:span text:style-name="T60">Zielverzeichnis</text:span></text:p>
      <text:p text:style-name="P45">Restix muss <text:span text:style-name="T74">die</text:span> <text:bookmark-start text:name="__DdeLink__1714_2143880934"/><text:span text:style-name="T74">Wiederherstellung</text:span><text:bookmark-end text:name="__DdeLink__1714_2143880934"/> von Elementen an ihre ursprüngliche Stelle erlauben.</text:p>
      <text:p text:style-name="P82">Restix muss <text:span text:style-name="T74">die</text:span> <text:span text:style-name="T74">Wiederherstellung</text:span> von Elementen in ein benutzerdefiniertes Verzeichnis erlauben.</text:p>
      <text:p text:style-name="P19">RQ-<text:span text:style-name="T30">3</text:span><text:span text:style-name="T22">0</text:span><text:span text:style-name="T30">2</text:span> <text:span text:style-name="T60">Auswahl </text:span><text:span text:style-name="T76">eines Repositories</text:span></text:p>
      <text:p text:style-name="P47">Restix muss es erlauben, den Hostnamen zur Auswahl eines Repositories anzugeben. Restix muss als Voreinstellung den lokalen Hostname<text:span text:style-name="T70">n</text:span> verwenden.</text:p>
      <text:p text:style-name="P47">Restix muss es erlauben, das Jahr zur Auswahl eines Repositories anzugeben. Restix muss als Voreinstellung das aktuelle Jahr verwenden.</text:p>
      <text:p text:style-name="P45">Restix muss als Benutzername den Namen des aktuellen Users verwenden, ein Restore für einen anderen Benutzer ist nicht erlaubt.</text:p>
      <text:p text:style-name="P44">RQ-<text:span text:style-name="T30">3</text:span><text:span text:style-name="T22">0</text:span><text:span text:style-name="T30">3</text:span> <text:span text:style-name="T61">Auswahl </text:span><text:span text:style-name="T76">eines</text:span><text:span text:style-name="T74"> Sicherungsstands</text:span></text:p>
      <text:p text:style-name="P23"><text:span text:style-name="T61">Restix muss eine Funktion anbieten, alle </text:span><text:bookmark-start text:name="__DdeLink__1717_2143880934"/><text:span text:style-name="T74">Sicherungsstände</text:span><text:bookmark-end text:name="__DdeLink__1717_2143880934"/><text:span text:style-name="T74"> (</text:span><text:span text:style-name="T61">Snapshots</text:span><text:span text:style-name="T74">)</text:span><text:span text:style-name="T61"> eines Repositories anzuzeigen</text:span><text:span text:style-name="T30">.</text:span></text:p>
      <text:p text:style-name="P83">Restix muss es erlauben, eine <text:span text:style-name="T74">Wiederherstellung</text:span> von einem bestimmten <text:bookmark-start text:name="__DdeLink__1719_2143880934"/><text:span text:style-name="T74">Sicherungsstand</text:span><text:bookmark-end text:name="__DdeLink__1719_2143880934"/> über dessen Nummer auszuführen.</text:p>
      <text:p text:style-name="P83">Restix muss es erlauben, eine <text:span text:style-name="T74">Wiederherstellung</text:span> vom neuesten <text:span text:style-name="T74">Sicherungsstand</text:span> durchzuführen.</text:p>
      <text:p text:style-name="P19">RQ-<text:span text:style-name="T30">3</text:span><text:span text:style-name="T22">0</text:span><text:span text:style-name="T30">4</text:span> <text:span text:style-name="T61">Auswahl </text:span><text:span text:style-name="T76">wiederherzustellender Elemente</text:span></text:p>
      <text:p text:style-name="P84"><text:bookmark-start text:name="__DdeLink__1726_2143880934"/><text:span text:style-name="T61">Restix muss eine Funktion anbieten, alle </text:span><text:span text:style-name="T62">Verzeichnisse und Dateien eines </text:span><text:bookmark-start text:name="__DdeLink__1722_2143880934"/><text:span text:style-name="T74">Sicherungsstands</text:span><text:bookmark-end text:name="__DdeLink__1722_2143880934"/><text:span text:style-name="T61"> anzuzeigen</text:span><text:span text:style-name="T30">.</text:span></text:p>
      <text:p text:style-name="P84"><text:span text:style-name="T61">Restix muss eine Funktion anbieten, </text:span><text:span text:style-name="T74">nach</text:span><text:span text:style-name="T61"> </text:span><text:span text:style-name="T62">Verzeichnisse</text:span><text:span text:style-name="T74">n </text:span><text:span text:style-name="T62">und Dateien eines </text:span><text:bookmark-start text:name="__DdeLink__1722_2143880934 Kopie 1"/><text:span text:style-name="T74">Sicherungsstands</text:span><text:bookmark-end text:name="__DdeLink__1722_2143880934 Kopie 1"/><text:span text:style-name="T61"> </text:span><text:span text:style-name="T74">zu suchen und die Ergebnisse anzuzeigen</text:span><text:span text:style-name="T30">.</text:span></text:p>
      <text:p text:style-name="P83"><text:bookmark-end text:name="__DdeLink__1726_2143880934"/>Restix muss es erlauben, eine <text:span text:style-name="T74">Wiederherstellung</text:span> von <text:span text:style-name="T62">ausgewählten Elementen</text:span> <text:span text:style-name="T62">eines </text:span><text:span text:style-name="T74">Sicherungsstands</text:span><text:span text:style-name="T62"> </text:span>auszuführen.</text:p>
      <text:p text:style-name="P85"><text:span text:style-name="T61">Restix muss es erlauben, eine </text:span><text:span text:style-name="T74">Wiederherstellung</text:span><text:span text:style-name="T61"> </text:span><text:span text:style-name="T62">von allen Elementen eines</text:span><text:span text:style-name="T61"> </text:span><text:span text:style-name="T74">Sicherungsstands</text:span><text:span text:style-name="T61"> durchzuführen.</text:span></text:p>
      <text:h text:style-name="P70" text:outline-level="2"><text:bookmark-start text:name="__RefNumPara__4117_2603903915"/><text:bookmark-start text:name="__RefHeading___Toc2680_74363098 Kopie 1 Kopie 1"/>Wartung<text:bookmark-end text:name="__RefNumPara__4117_2603903915"/><text:bookmark-end text:name="__RefHeading___Toc2680_74363098 Kopie 1 Kopie 1"/></text:h>
      <text:p text:style-name="P72">RQ-<text:span text:style-name="T74">401 </text:span><text:span text:style-name="T58">Neues Repository</text:span></text:p>
      <text:p text:style-name="P81">Restix muss es ermöglichen, ein neues Repository in einem <text:span text:style-name="T74">Sicherungsziel</text:span> anzulegen.</text:p>
      <text:p text:style-name="P86">Für das neue Repository werden immer lokaler Benutzername, lokaler Hostname und aktuelles Jahr verwendet.</text:p>
      <text:p text:style-name="P81">Restix muss die Verarbeitung mit einer Fehlermeldung abbrechen, falls das Repository bereits existiert.</text:p>
      <text:p text:style-name="P72">RQ-<text:span text:style-name="T63">4</text:span><text:span text:style-name="T22">0</text:span><text:span text:style-name="T74">2</text:span> <text:span text:style-name="T75">Jahresabschluss</text:span></text:p>
      <text:p text:style-name="P46">Restix muss <text:span text:style-name="T75">eine Funktion anbieten, alle Sicherungsstände eines Repositories bis auf den neuesten eines jeden Monats zu entfernen.</text:span></text:p>
      <text:h text:style-name="P68" text:outline-level="2"><text:bookmark-start text:name="__RefHeading___Toc4693_3112237709"/>Benutzerschnittstelle<text:bookmark-end text:name="__RefHeading___Toc4693_3112237709"/></text:h>
      <text:p text:style-name="P20">RQ-<text:span text:style-name="T65">5</text:span><text:span text:style-name="T22">0</text:span><text:span text:style-name="T26">1</text:span> <text:span text:style-name="T66">Bedienung über Kommandozeile</text:span></text:p>
      <text:p text:style-name="P24"><text:span text:style-name="T66">Restix muss ein Script anbieten, um die in den Abschnitten </text:span><text:span text:style-name="T66"><text:bookmark-ref text:reference-format="text" text:ref-name="__RefNumPara__4113_2603903915">Sicherung</text:bookmark-ref></text:span><text:span text:style-name="T66"><text:bookmark-ref text:reference-format="chapter" text:ref-name="__RefNumPara__4113_2603903915"/></text:span><text:span text:style-name="T66">, </text:span><text:span text:style-name="T66"><text:bookmark-ref text:reference-format="text" text:ref-name="__RefNumPara__4115_2603903915">Wiederherstellung</text:bookmark-ref></text:span><text:span text:style-name="T66"><text:s/>und </text:span><text:span text:style-name="T66"><text:bookmark-ref text:reference-format="text" text:ref-name="__RefNumPara__4117_2603903915">Wartung</text:bookmark-ref></text:span><text:span text:style-name="T66"><text:s/>definierten Anforderungen abzudecken</text:span><text:span text:style-name="T31">.</text:span></text:p>
      <text:p text:style-name="P51">Das Script muss in Python 3 implementiert werden.</text:p>
      <text:p text:style-name="P20">RQ-<text:span text:style-name="T66">5</text:span><text:span text:style-name="T22">0</text:span><text:span text:style-name="T31">2</text:span> <text:span text:style-name="T31">Gra</text:span><text:span text:style-name="T66">fische Benutzerschnittstelle</text:span></text:p>
      <text:p text:style-name="P25"><text:span text:style-name="T66">Restix muss eine GUI anbieten, um die in den Abschnitten </text:span><text:span text:style-name="T66"><text:bookmark-ref text:reference-format="text" text:ref-name="__RefNumPara__4113_2603903915">Sicherung</text:bookmark-ref></text:span><text:span text:style-name="T66"><text:bookmark-ref text:reference-format="chapter" text:ref-name="__RefNumPara__4113_2603903915"/></text:span><text:span text:style-name="T66">, </text:span><text:span text:style-name="T66"><text:bookmark-ref text:reference-format="text" text:ref-name="__RefNumPara__4115_2603903915">Wiederherstellung</text:bookmark-ref></text:span><text:span text:style-name="T66"><text:s/>und </text:span><text:span text:style-name="T66"><text:bookmark-ref text:reference-format="text" text:ref-name="__RefNumPara__4117_2603903915">Wartung</text:bookmark-ref></text:span><text:span text:style-name="T66"><text:s/>definierten Anforderungen abzudecken</text:span><text:span text:style-name="T31">.</text:span></text:p>
      <text:p text:style-name="P31"><text:span text:style-name="T66">Die GUI soll in Python 3 mit PySide Version 6 implementiert werden</text:span>.</text:p>
      <text:p text:style-name="P21">RQ-<text:span text:style-name="T66">5</text:span><text:span text:style-name="T22">0</text:span><text:span text:style-name="T32">3</text:span> <text:span text:style-name="T31">G</text:span><text:span text:style-name="T32">UI </text:span><text:span text:style-name="T67">Komponenten</text:span></text:p>
      <text:p text:style-name="P52">Restix muss eine GUI-Komponente zum Durchführen eine<text:span text:style-name="T75">r</text:span> <text:span text:style-name="T75">Sicherung</text:span> anbieten.</text:p>
      <text:p text:style-name="P52">Restix muss eine GUI-Komponente zum Durchführen eine<text:span text:style-name="T75">r</text:span> <text:span text:style-name="T75">Wiederherstellung</text:span> anbieten.</text:p>
      <text:p text:style-name="P52">Restix muss eine GUI-Komponente zum Durchführen von <text:span text:style-name="T75">Wartungstätigkeiten</text:span> anbieten.</text:p>
      <text:p text:style-name="P52">Restix soll eine GUI-Komponente zur Konfiguration anbieten.</text:p>
      <text:h text:style-name="P65" text:outline-level="1"><text:bookmark-start text:name="__RefHeading___Toc3441_1071762271"/>Glossar<text:bookmark-end text:name="__RefHeading___Toc3441_1071762271"/></text:h>
      <text:p text:style-name="P50"><text:span text:style-name="T15">Re</text:span><text:span text:style-name="T16">pository</text:span><text:tab/><text:span text:style-name="T68">Ein Repository ist ein von restic verwaltetes Verzeichnis zur Datensicherung</text:span><text:span text:style-name="T49">.</text:span></text:p>
      <text:p text:style-name="P50"><text:span text:style-name="T17">restic</text:span><text:tab/><text:span text:style-name="T39">D</text:span><text:span text:style-name="T69">ie</text:span><text:span text:style-name="T39"> Open Source Software restic ist ein kommandozeilen-basiertes Werkzeug zur Datensicherung. Es bietet Verschlüsselung sowie Deduplizierung und eine hohe Verarbeitungsgeschwindigkeit</text:span><text:span text:style-name="T34">.</text:span></text:p>
      <text:p text:style-name="P48"><text:span text:style-name="T18">Sicherungsstand (Snapshot)</text:span><text:tab/><text:span text:style-name="T68">Alle Änderungen </text:span><text:span text:style-name="T75">in einem Repository durch eine Sicherung</text:span><text:span text:style-name="T68"> werden von restic mit einer Nummer (Snapshot ID) versehen</text:span><text:span text:style-name="T50">. </text:span><text:span text:style-name="T68">Durch Angabe der Nummer kann auf den Stand </text:span><text:span text:style-name="T75">des</text:span><text:span text:style-name="T68"> Repositories zugegriffen werden, wie er nach der </text:span><text:span text:style-name="T75">Sicherung</text:span><text:span text:style-name="T68"> </text:span><text:span text:style-name="T69">vorlag.</text:span></text:p>
      <text:p text:style-name="P60"><text:span text:style-name="T18">Sicherungsziel (Target)</text:span><text:tab/><text:span text:style-name="T68">Ein </text:span><text:span text:style-name="T75">Sicherungsziel</text:span><text:span text:style-name="T68"> ist ein Verzeichnis, in dem Repositories mit gesicherten Daten gespeichert werden</text:span><text:span text:style-name="T50">. </text:span><text:span text:style-name="T68">Die Repositories werden für Benutzer, Host und Jahr separat in Unterverzeichnissen angelegt. Ein </text:span><text:span text:style-name="T75">Sicherungsziel</text:span><text:span text:style-name="T68"> kann lokal ins Dateisystem eingebunden sein oder auf einem Rechner im Netzwerk liegen.</text:span></text:p>
      <text:p text:style-name="P48"><text:span text:style-name="T13">T</text:span><text:span text:style-name="T14">OML</text:span><text:tab/><text:span text:style-name="T35">Tom’s obvious minimal language</text:span><text:span text:style-name="T33">, </text:span><text:span text:style-name="T69">ein Dateiformat, das sowohl gut lesbar ist als auch einfach maschinell verarbeitet werden kann</text:span><text:span text:style-name="T33">.</text:span></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7</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4-04T16:13:16.857002520</dc:date>
    <meta:editing-cycles>319</meta:editing-cycles>
    <meta:generator>LibreOffice/24.2.7.2$Linux_X86_64 LibreOffice_project/420$Build-2</meta:generator>
    <meta:editing-duration>P1DT7H34M50S</meta:editing-duration>
    <meta:document-statistic meta:table-count="0" meta:image-count="0" meta:object-count="0" meta:page-count="11" meta:paragraph-count="134" meta:word-count="1368" meta:character-count="10729" meta:non-whitespace-character-count="9471"/>
    <meta:user-defined meta:name="DocumentVersion">0.9</meta:user-defined>
  </office:meta>
</office:document-meta>
</file>